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cm" svg:stroke-color="#000000" draw:marker-start-width="0.2cm" draw:marker-end-width="0.2cm" draw:fill-color="#c0c0c0" draw:textarea-horizontal-align="justify" draw:textarea-vertical-align="middle" draw:auto-grow-height="false" fo:padding-top="-0.025cm" fo:padding-bottom="-0.025cm" fo:padding-left="0.1cm" fo:padding-right="0.1cm"/>
    </style:style>
    <style:style style:name="gr2" style:family="graphic" style:parent-style-name="standard">
      <style:graphic-properties svg:stroke-width="0cm" svg:stroke-color="#000000" draw:marker-start-width="0.2cm" draw:marker-end-width="0.2cm" svg:stroke-opacity="100%" draw:opacity="0%" draw:textarea-horizontal-align="justify" draw:textarea-vertical-align="middle" draw:auto-grow-height="false" fo:padding-top="-0.025cm" fo:padding-bottom="-0.025cm" fo:padding-left="0.1cm" fo:padding-right="0.1cm" draw:shadow-opacity="0%"/>
    </style:style>
    <style:style style:name="gr3" style:family="graphic" style:parent-style-name="standard">
      <style:graphic-properties svg:stroke-width="0cm" svg:stroke-color="#000000" draw:marker-start-width="0.2cm" draw:marker-end-width="0.2cm" draw:fill-color="#00ffff" draw:textarea-horizontal-align="justify" draw:textarea-vertical-align="middle" draw:auto-grow-height="false" fo:padding-top="-0.025cm" fo:padding-bottom="-0.025cm" fo:padding-left="0.1cm" fo:padding-right="0.1cm"/>
    </style:style>
    <style:style style:name="gr4" style:family="graphic" style:parent-style-name="standard">
      <style:graphic-properties svg:stroke-width="0cm" svg:stroke-color="#000000" draw:marker-start-width="0.2cm" draw:marker-end-width="0.2cm" draw:opacity="0%" draw:textarea-horizontal-align="justify" draw:textarea-vertical-align="middle" draw:auto-grow-height="false" fo:min-height="0cm" fo:min-width="0cm" fo:padding-top="-0.025cm" fo:padding-bottom="-0.025cm" fo:padding-left="0.1cm" fo:padding-right="0.1cm" fo:wrap-option="no-wrap" draw:shadow-opacity="0%"/>
    </style:style>
    <style:style style:name="gr5" style:family="graphic" style:parent-style-name="standard">
      <style:graphic-properties svg:stroke-width="0cm" svg:stroke-color="#000000" draw:marker-start-width="0.2cm" draw:marker-end-width="0.2cm" draw:opacity="0%" draw:textarea-horizontal-align="justify" draw:textarea-vertical-align="middle" draw:auto-grow-height="false" fo:padding-top="-0.025cm" fo:padding-bottom="-0.025cm" fo:padding-left="0.1cm" fo:padding-right="0.1cm" draw:shadow-opacity="0%"/>
    </style:style>
    <style:style style:name="gr6" style:family="graphic" style:parent-style-name="standard">
      <style:graphic-properties svg:stroke-width="0cm" svg:stroke-color="#000000" draw:marker-start-width="0.2cm" draw:marker-end-width="0.2cm" draw:textarea-horizontal-align="justify" draw:textarea-vertical-align="middle" draw:auto-grow-height="false" fo:padding-top="-0.025cm" fo:padding-bottom="-0.025cm" fo:padding-left="0.1cm" fo:padding-right="0.1cm"/>
    </style:style>
    <style:style style:name="gr7" style:family="graphic" style:parent-style-name="standard">
      <style:graphic-properties svg:stroke-width="0cm" svg:stroke-color="#000000" draw:fill-color="#00ffff" draw:textarea-horizontal-align="justify" draw:textarea-vertical-align="middle" draw:auto-grow-height="false" fo:padding-top="-0.025cm" fo:padding-bottom="-0.025cm" fo:padding-left="0.1cm" fo:padding-right="0.1cm"/>
    </style:style>
    <style:style style:name="gr8" style:family="graphic" style:parent-style-name="objectwithoutfill">
      <style:graphic-properties svg:stroke-width="0cm" svg:stroke-color="#000000" draw:marker-start-width="0.2cm" draw:marker-end-width="0.2cm" draw:fill="none" draw:textarea-vertical-align="middle" fo:padding-top="-0.025cm" fo:padding-bottom="-0.025cm" fo:padding-left="0.1cm" fo:padding-right="0.1cm"/>
    </style:style>
    <style:style style:name="gr9" style:family="graphic" style:parent-style-name="standard">
      <style:graphic-properties svg:stroke-width="0cm" svg:stroke-color="#000000" draw:fill-color="#c0c0c0" draw:textarea-horizontal-align="justify" draw:textarea-vertical-align="middle" draw:auto-grow-height="false" fo:padding-top="-0.025cm" fo:padding-bottom="-0.025cm" fo:padding-left="0.1cm" fo:padding-right="0.1cm"/>
    </style:style>
    <style:style style:name="gr10" style:family="graphic" style:parent-style-name="standard">
      <style:graphic-properties draw:stroke="none" svg:stroke-color="#000000" draw:fill="none" draw:fill-color="#ffffff" draw:textarea-horizontal-align="left" draw:auto-grow-height="true" draw:auto-grow-width="true" fo:min-height="1.274cm" fo:min-width="1.472cm"/>
    </style:style>
    <style:style style:name="gr11" style:family="graphic" style:parent-style-name="standard">
      <style:graphic-properties draw:stroke="none" svg:stroke-color="#000000" draw:fill="none" draw:fill-color="#ffffff" draw:textarea-horizontal-align="left" draw:auto-grow-height="true" draw:auto-grow-width="true" fo:min-height="0.575cm" fo:min-width="1.051cm"/>
    </style:style>
    <style:style style:name="gr12" style:family="graphic" style:parent-style-name="standard">
      <style:graphic-properties svg:stroke-width="0cm" svg:stroke-color="#000000" draw:marker-start-width="0.2cm" draw:marker-end-width="0.2cm" draw:fill-color="#ffff00" draw:textarea-horizontal-align="justify" draw:textarea-vertical-align="middle" draw:auto-grow-height="false" fo:padding-top="-0.025cm" fo:padding-bottom="-0.025cm" fo:padding-left="0.1cm" fo:padding-right="0.1cm"/>
    </style:style>
    <style:style style:name="gr13" style:family="graphic" style:parent-style-name="standard">
      <style:graphic-properties draw:stroke="none" svg:stroke-color="#000000" draw:fill="none" draw:fill-color="#ffffff" draw:textarea-horizontal-align="left" draw:auto-grow-height="true" draw:auto-grow-width="true" fo:min-height="0.845cm" fo:min-width="2.001cm"/>
    </style:style>
    <style:style style:name="gr14" style:family="graphic" style:parent-style-name="standard">
      <style:graphic-properties draw:stroke="none" svg:stroke-color="#000000" draw:fill="none" draw:fill-color="#ffffff" draw:textarea-horizontal-align="left" draw:auto-grow-height="true" draw:auto-grow-width="true" fo:min-height="1.195cm" fo:min-width="4.398cm"/>
    </style:style>
    <style:style style:name="gr15" style:family="graphic" style:parent-style-name="standard">
      <style:graphic-properties draw:stroke="none" svg:stroke-color="#000000" draw:fill="none" draw:fill-color="#ffffff" draw:textarea-horizontal-align="left" draw:auto-grow-height="true" draw:auto-grow-width="true" fo:min-height="1.216cm" fo:min-width="2.387cm"/>
    </style:style>
    <style:style style:name="gr16" style:family="graphic" style:parent-style-name="standard">
      <style:graphic-properties svg:stroke-width="0cm" svg:stroke-color="#000000" draw:marker-start-width="0.2cm" draw:marker-end-width="0.2cm" draw:fill-color="#00ffff" draw:textarea-vertical-align="middle" draw:auto-grow-height="false" fo:min-height="0.749cm" fo:min-width="0.499cm" fo:padding-top="-0.025cm" fo:padding-bottom="-0.025cm" fo:padding-left="0.1cm" fo:padding-right="0.1cm"/>
    </style:style>
    <style:style style:name="gr17" style:family="graphic" style:parent-style-name="standard">
      <style:graphic-properties draw:stroke="none" svg:stroke-color="#000000" draw:fill="none" draw:fill-color="#ffffff" draw:textarea-horizontal-align="left" draw:auto-grow-height="true" draw:auto-grow-width="true" fo:min-height="1.465cm" fo:min-width="0.645cm"/>
    </style:style>
    <style:style style:name="gr18" style:family="graphic" style:parent-style-name="standard">
      <style:graphic-properties draw:stroke="none" svg:stroke-color="#000000" draw:fill="none" draw:fill-color="#ffffff" draw:textarea-horizontal-align="left" draw:auto-grow-height="true" draw:auto-grow-width="true" fo:min-height="1.065cm" fo:min-width="2.406cm"/>
    </style:style>
    <style:style style:name="gr19" style:family="graphic" style:parent-style-name="standard">
      <style:graphic-properties draw:stroke="none" svg:stroke-color="#000000" draw:fill="none" draw:fill-color="#ffffff" draw:textarea-horizontal-align="left" draw:auto-grow-height="true" draw:auto-grow-width="true" fo:min-height="0.574cm" fo:min-width="2.56cm"/>
    </style:style>
    <style:style style:name="gr20" style:family="graphic" style:parent-style-name="standard">
      <style:graphic-properties draw:stroke="none" svg:stroke-color="#000000" draw:fill="none" draw:fill-color="#ffffff" draw:textarea-horizontal-align="left" draw:auto-grow-height="true" draw:auto-grow-width="true" fo:min-height="0.574cm" fo:min-width="1.164cm"/>
    </style:style>
    <style:style style:name="gr21" style:family="graphic" style:parent-style-name="standard">
      <style:graphic-properties draw:stroke="none" svg:stroke-color="#000000" draw:fill="none" draw:fill-color="#ffffff" draw:textarea-horizontal-align="left" draw:auto-grow-height="true" draw:auto-grow-width="true" fo:min-height="0.295cm" fo:min-width="0.957cm"/>
    </style:style>
    <style:style style:name="gr22" style:family="graphic" style:parent-style-name="standard">
      <style:graphic-properties draw:stroke="none" svg:stroke-color="#000000" draw:fill="none" draw:fill-color="#ffffff" draw:textarea-horizontal-align="left" draw:auto-grow-height="true" draw:auto-grow-width="true" fo:min-height="0.574cm" fo:min-width="0.957cm"/>
    </style:style>
    <style:style style:name="gr23" style:family="graphic" style:parent-style-name="standard">
      <style:graphic-properties draw:stroke="none" svg:stroke-color="#000000" draw:fill="none" draw:fill-color="#ffffff" draw:textarea-horizontal-align="left" draw:auto-grow-height="true" draw:auto-grow-width="true" fo:min-height="0.725cm" fo:min-width="3.432cm"/>
    </style:style>
    <style:style style:name="gr24" style:family="graphic" style:parent-style-name="objectwithoutfill">
      <style:graphic-properties svg:stroke-width="0cm" draw:marker-start-width="0.2cm" draw:marker-end="Arrow" draw:marker-end-width="0cm" draw:fill="none" draw:textarea-vertical-align="middle" fo:padding-top="-0.025cm" fo:padding-bottom="-0.025cm" fo:padding-left="0.1cm" fo:padding-right="0.1cm"/>
    </style:style>
    <style:style style:name="gr25" style:family="graphic" style:parent-style-name="standard">
      <style:graphic-properties svg:stroke-width="0cm" svg:stroke-color="#000000" draw:marker-start-width="0.2cm" draw:marker-end-width="0.2cm" draw:textarea-horizontal-align="justify" draw:textarea-vertical-align="middle" draw:auto-grow-height="false" fo:padding-top="-0.025cm" fo:padding-bottom="-0.025cm" fo:padding-left="0.1cm" fo:padding-right="0.1cm"/>
    </style:style>
    <style:style style:name="gr26" style:family="graphic" style:parent-style-name="standard">
      <style:graphic-properties draw:stroke="none" svg:stroke-color="#000000" draw:fill="none" draw:fill-color="#ffffff" draw:textarea-horizontal-align="left" draw:auto-grow-height="true" draw:auto-grow-width="true" fo:min-height="0.725cm" fo:min-width="8.576cm"/>
    </style:style>
    <style:style style:name="gr27" style:family="graphic" style:parent-style-name="standard">
      <style:graphic-properties draw:stroke="none" svg:stroke-color="#000000" draw:fill="none" draw:fill-color="#ffffff" draw:textarea-horizontal-align="left" draw:auto-grow-height="true" draw:auto-grow-width="true" fo:min-height="0.454cm" fo:min-width="0.85cm"/>
    </style:style>
    <style:style style:name="gr28" style:family="graphic" style:parent-style-name="standard">
      <style:graphic-properties draw:stroke="none" svg:stroke-color="#000000" draw:fill="none" draw:fill-color="#ffffff" draw:textarea-horizontal-align="left" draw:auto-grow-height="true" draw:auto-grow-width="true" fo:min-height="0.468cm" fo:min-width="0.85cm"/>
    </style:style>
    <style:style style:name="gr29" style:family="graphic" style:parent-style-name="standard">
      <style:graphic-properties draw:stroke="none" svg:stroke-color="#000000" draw:fill="none" draw:fill-color="#ffffff" draw:textarea-horizontal-align="left" draw:auto-grow-height="true" draw:auto-grow-width="true" fo:min-height="0.513cm" fo:min-width="0.889cm"/>
    </style:style>
    <style:style style:name="gr30" style:family="graphic" style:parent-style-name="standard">
      <style:graphic-properties draw:stroke="none" svg:stroke-color="#000000" draw:fill="none" draw:fill-color="#ffffff" draw:textarea-horizontal-align="left" draw:auto-grow-height="true" draw:auto-grow-width="true" fo:min-height="1.006cm" fo:min-width="0.85cm"/>
    </style:style>
    <style:style style:name="gr31" style:family="graphic" style:parent-style-name="standard">
      <style:graphic-properties draw:stroke="none" svg:stroke-color="#000000" draw:fill="none" draw:fill-color="#ffffff" draw:textarea-horizontal-align="left" draw:auto-grow-height="true" draw:auto-grow-width="true" fo:min-height="1.477cm" fo:min-width="1.472cm"/>
    </style:style>
    <style:style style:name="gr32" style:family="graphic" style:parent-style-name="standard">
      <style:graphic-properties draw:stroke="none" svg:stroke-color="#000000" draw:fill="none" draw:fill-color="#ffffff" draw:textarea-horizontal-align="left" draw:auto-grow-height="true" draw:auto-grow-width="true" fo:min-height="1.195cm" fo:min-width="1.469cm"/>
    </style:style>
    <style:style style:name="P1" style:family="paragraph">
      <style:paragraph-properties fo:text-align="center"/>
    </style:style>
    <style:style style:name="P2" style:family="paragraph">
      <style:paragraph-properties fo:text-align="center"/>
      <style:text-properties fo:font-size="6pt"/>
    </style:style>
    <style:style style:name="P3" style:family="paragraph">
      <style:text-properties fo:font-size="6pt" fo:font-weight="bold" style:font-size-asian="9pt" style:font-weight-asian="bold" style:font-size-complex="9pt" style:font-weight-complex="bold"/>
    </style:style>
    <style:style style:name="P4" style:family="paragraph">
      <style:text-properties fo:font-size="6pt" fo:font-weight="bold" style:font-size-asian="9pt" style:font-size-complex="9pt"/>
    </style:style>
    <style:style style:name="P5" style:family="paragraph">
      <style:text-properties fo:font-size="6pt" fo:font-weight="bold" style:font-size-asian="18pt" style:font-size-complex="18pt"/>
    </style:style>
    <style:style style:name="P6" style:family="paragraph">
      <style:text-properties fo:font-size="9pt" fo:font-weight="bold" style:font-size-asian="9pt" style:font-size-complex="9pt"/>
    </style:style>
    <style:style style:name="P7" style:family="paragraph">
      <style:text-properties fo:font-size="9pt" fo:font-weight="bold" style:font-size-asian="18pt" style:font-size-complex="18pt"/>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fo:font-weight="bold" style:font-size-asian="9pt" style:font-size-complex="9pt"/>
    </style:style>
    <style:style style:name="T3" style:family="text">
      <style:text-properties fo:font-size="12pt" fo:font-weight="bold" style:font-size-asian="18pt" style:font-size-complex="18pt"/>
    </style:style>
    <style:style style:name="T4" style:family="text">
      <style:text-properties fo:font-size="9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018cm" svg:height="1.274cm" svg:x="9.009cm" svg:y="9.309cm">
          <text:p/>
          <draw:enhanced-geometry svg:viewBox="0 0 21600 21600" draw:mirror-horizontal="false" draw:mirror-vertical="false" draw:type="rectangle" draw:enhanced-path="M 0 0 L 21600 0 21600 21600 0 21600 0 0 Z N"/>
        </draw:custom-shape>
        <draw:custom-shape draw:style-name="gr1" draw:text-style-name="P1" draw:layer="layout" svg:width="3.018cm" svg:height="1.274cm" svg:x="9.035cm" svg:y="7.799cm">
          <text:p/>
          <draw:enhanced-geometry svg:viewBox="0 0 21600 21600" draw:mirror-horizontal="false" draw:mirror-vertical="false" draw:type="rectangle" draw:enhanced-path="M 0 0 L 21600 0 21600 21600 0 21600 0 0 Z N"/>
        </draw:custom-shape>
        <draw:custom-shape draw:style-name="gr1" draw:text-style-name="P1" draw:layer="layout" svg:width="3.018cm" svg:height="1.274cm" svg:x="9.009cm" svg:y="6.313cm">
          <text:p/>
          <draw:enhanced-geometry svg:viewBox="0 0 21600 21600" draw:mirror-horizontal="false" draw:mirror-vertical="false" draw:type="rectangle" draw:enhanced-path="M 0 0 L 21600 0 21600 21600 0 21600 0 0 Z N"/>
        </draw:custom-shape>
        <draw:custom-shape draw:style-name="gr2" draw:text-style-name="P2" draw:layer="layout" svg:width="3.253cm" svg:height="9.134cm" svg:x="17.674cm" svg:y="6.132cm">
          <text:p/>
          <draw:enhanced-geometry svg:viewBox="0 0 21600 21600" draw:mirror-horizontal="false" draw:mirror-vertical="false" draw:type="rectangle" draw:enhanced-path="M 0 0 L 21600 0 21600 21600 0 21600 0 0 Z N"/>
        </draw:custom-shape>
        <draw:custom-shape draw:style-name="gr2" draw:text-style-name="P2" draw:layer="layout" svg:width="4.366cm" svg:height="11.138cm" svg:x="13.176cm" svg:y="4.154cm">
          <text:p/>
          <draw:enhanced-geometry svg:viewBox="0 0 21600 21600" draw:mirror-horizontal="false" draw:mirror-vertical="false" draw:type="rectangle" draw:enhanced-path="M 0 0 L 21600 0 21600 21600 0 21600 0 0 Z N"/>
        </draw:custom-shape>
        <draw:custom-shape draw:style-name="gr3" draw:text-style-name="P2" draw:layer="layout" svg:width="0.279cm" svg:height="5.153cm" svg:x="16.148cm" svg:y="6.091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1" draw:layer="layout" svg:width="1.967cm" svg:height="1.373cm" svg:x="5.73cm" svg:y="10.93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20.662cm" svg:height="17.503cm" svg:x="7.806cm" svg:y="2.076cm">
          <text:p/>
          <draw:enhanced-geometry svg:viewBox="0 0 21600 21600" draw:type="rectangle" draw:enhanced-path="M 0 0 L 21600 0 21600 21600 0 21600 0 0 Z N"/>
        </draw:custom-shape>
        <draw:custom-shape draw:style-name="gr2" draw:text-style-name="P2" draw:layer="layout" svg:width="3.499cm" svg:height="9.505cm" svg:x="8.617cm" svg:y="5.84cm">
          <text:p/>
          <draw:enhanced-geometry svg:viewBox="0 0 21600 21600" draw:mirror-horizontal="false" draw:mirror-vertical="false" draw:type="rectangle" draw:enhanced-path="M 0 0 L 21600 0 21600 21600 0 21600 0 0 Z N"/>
        </draw:custom-shape>
        <draw:custom-shape draw:style-name="gr5" draw:text-style-name="P2" draw:layer="layout" svg:width="14.929cm" svg:height="14.061cm" svg:x="8.249cm" svg:y="3.369cm">
          <text:p/>
          <draw:enhanced-geometry svg:viewBox="0 0 21600 21600" draw:mirror-horizontal="false" draw:mirror-vertical="false" draw:type="rectangle" draw:enhanced-path="M 0 0 L 21600 0 21600 21600 0 21600 0 0 Z N"/>
        </draw:custom-shape>
        <draw:custom-shape draw:style-name="gr3" draw:text-style-name="P2" draw:layer="layout" svg:width="0.282cm" svg:height="4.499cm" svg:x="27.262cm" svg:y="5.202cm">
          <text:p/>
          <draw:enhanced-geometry svg:viewBox="0 0 21600 21600" draw:mirror-horizontal="false" draw:mirror-vertical="false" draw:type="rectangle" draw:enhanced-path="M 0 0 L 21600 0 21600 21600 0 21600 0 0 Z N"/>
        </draw:custom-shape>
        <draw:custom-shape draw:style-name="gr6" draw:text-style-name="P2" draw:layer="layout" svg:width="1.538cm" svg:height="1.054cm" svg:x="26.605cm" svg:y="9.601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g>
          <draw:custom-shape draw:style-name="gr7" draw:text-style-name="P2" draw:layer="layout" svg:width="1.651cm" svg:height="1.657cm" svg:x="18.157cm" svg:y="6.273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2" draw:layer="layout" svg:x1="19cm" svg:y1="6.273cm" svg:x2="19.002cm" svg:y2="6.683cm">
            <text:p/>
          </draw:line>
          <draw:line draw:style-name="gr8" draw:text-style-name="P2" draw:layer="layout" svg:x1="19.266cm" svg:y1="7.404cm" svg:x2="19.56cm" svg:y2="7.699cm">
            <text:p/>
          </draw:line>
          <draw:line draw:style-name="gr8" draw:text-style-name="P2" draw:layer="layout" svg:x1="19.782cm" svg:y1="6.895cm" svg:x2="19.376cm" svg:y2="6.975cm">
            <text:p/>
          </draw:line>
          <draw:line draw:style-name="gr8" draw:text-style-name="P2" draw:layer="layout" svg:x1="18.212cm" svg:y1="6.803cm" svg:x2="18.588cm" svg:y2="6.954cm">
            <text:p/>
          </draw:line>
          <draw:line draw:style-name="gr8" draw:text-style-name="P2" draw:layer="layout" svg:x1="18.768cm" svg:y1="7.456cm" svg:x2="18.467cm" svg:y2="7.757cm">
            <text:p/>
          </draw:line>
        </draw:g>
        <draw:g>
          <draw:custom-shape draw:style-name="gr7" draw:text-style-name="P2" draw:layer="layout" svg:width="1.651cm" svg:height="1.657cm" svg:x="18.157cm" svg:y="7.70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2" draw:layer="layout" svg:x1="19cm" svg:y1="7.703cm" svg:x2="19.002cm" svg:y2="8.113cm">
            <text:p/>
          </draw:line>
          <draw:line draw:style-name="gr8" draw:text-style-name="P2" draw:layer="layout" svg:x1="19.266cm" svg:y1="8.834cm" svg:x2="19.56cm" svg:y2="9.129cm">
            <text:p/>
          </draw:line>
          <draw:line draw:style-name="gr8" draw:text-style-name="P2" draw:layer="layout" svg:x1="19.782cm" svg:y1="8.325cm" svg:x2="19.376cm" svg:y2="8.405cm">
            <text:p/>
          </draw:line>
          <draw:line draw:style-name="gr8" draw:text-style-name="P2" draw:layer="layout" svg:x1="18.212cm" svg:y1="8.232cm" svg:x2="18.588cm" svg:y2="8.383cm">
            <text:p/>
          </draw:line>
          <draw:line draw:style-name="gr8" draw:text-style-name="P2" draw:layer="layout" svg:x1="18.768cm" svg:y1="8.887cm" svg:x2="18.467cm" svg:y2="9.188cm">
            <text:p/>
          </draw:line>
        </draw:g>
        <draw:custom-shape draw:style-name="gr1" draw:text-style-name="P2" xml:id="id1" draw:id="id1" draw:layer="layout" svg:width="2.04cm" svg:height="7.205cm" svg:x="20.995cm" svg:y="6.3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0.978cm" svg:height="0.477cm" svg:x="19.95cm" svg:y="6.86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0.966cm" svg:height="0.477cm" svg:x="19.956cm" svg:y="8.2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0.978cm" svg:height="0.477cm" svg:x="19.95cm" svg:y="12.85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2" draw:layer="layout" svg:width="2.332cm" svg:height="7.012cm" svg:x="23.469cm" svg:y="6.45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196cm" svg:height="0.414cm" draw:transform="rotate (-1.0471975511966) translate (21.399cm 10.035cm)">
          <text:p/>
          <draw:enhanced-geometry svg:viewBox="0 0 21600 21600" draw:mirror-horizontal="fals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0.593cm" svg:height="0.476cm" svg:x="25.935cm" svg:y="9.79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3" draw:layer="layout" svg:width="2.221cm" svg:height="1.743cm" svg:x="23.49cm" svg:y="6.625cm">
          <draw:text-box>
            <text:p><text:span text:style-name="T1">NMEA 0183</text:span></text:p>
            <text:p><text:span text:style-name="T1"><text:s text:c="5"/></text:span><text:span text:style-name="T1">Parser</text:span></text:p>
            <text:p><text:span text:style-name="T1"/></text:p>
            <text:p><text:span text:style-name="T1"/></text:p>
          </draw:text-box>
        </draw:frame>
        <draw:custom-shape draw:style-name="gr7" draw:text-style-name="P2" draw:layer="layout" svg:width="0.541cm" svg:height="0.476cm" svg:x="22.905cm" svg:y="9.82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4" draw:layer="layout" svg:width="1.551cm" svg:height="0.825cm" svg:x="26.709cm" svg:y="9.831cm">
          <draw:text-box>
            <text:p><text:span text:style-name="T2">XML</text:span></text:p>
          </draw:text-box>
        </draw:frame>
        <draw:custom-shape draw:style-name="gr12" draw:text-style-name="P2" draw:layer="layout" svg:width="4.001cm" svg:height="1.753cm" svg:x="13.355cm" svg:y="4.3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56cm" svg:height="0.694cm" svg:x="14.375cm" svg:y="12.74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4cm" svg:x="13.711cm" svg:y="12.74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4cm" svg:x="15.031cm" svg:y="12.74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4cm" svg:x="15.686cm" svg:y="12.74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4cm" svg:x="16.339cm" svg:y="12.745cm">
          <text:p/>
          <draw:enhanced-geometry svg:viewBox="0 0 21600 21600" draw:mirror-horizontal="false" draw:mirror-vertical="false" draw:type="rectangle" draw:enhanced-path="M 0 0 L 21600 0 21600 21600 0 21600 0 0 Z N"/>
        </draw:custom-shape>
        <draw:custom-shape draw:style-name="gr3" draw:text-style-name="P2" draw:layer="layout" svg:width="0.28cm" svg:height="2.085cm" svg:x="14.927cm" svg:y="6.037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0.278cm" svg:height="0.698cm" svg:x="14.291cm" svg:y="6.037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0.279cm" svg:height="3.673cm" svg:x="15.565cm" svg:y="6.037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0.276cm" svg:height="6.71cm" svg:x="16.66cm" svg:y="6.077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2" draw:layer="layout" svg:width="0.656cm" svg:height="0.697cm" svg:x="14.375cm" svg:y="6.75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7cm" svg:x="13.711cm" svg:y="6.75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7cm" svg:x="15.031cm" svg:y="6.75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7cm" svg:x="15.686cm" svg:y="6.75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7cm" svg:x="16.339cm" svg:y="6.75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56cm" svg:height="0.693cm" svg:x="14.349cm" svg:y="8.1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3cm" svg:x="13.685cm" svg:y="8.1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3cm" svg:x="15.005cm" svg:y="8.1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3cm" svg:x="15.66cm" svg:y="8.1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3cm" svg:x="16.313cm" svg:y="8.1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56cm" svg:height="0.694cm" svg:x="14.401cm" svg:y="9.70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4cm" svg:x="13.737cm" svg:y="9.70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4cm" svg:x="15.057cm" svg:y="9.70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4cm" svg:x="15.712cm" svg:y="9.70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4cm" svg:x="16.365cm" svg:y="9.705cm">
          <text:p/>
          <draw:enhanced-geometry svg:viewBox="0 0 21600 21600" draw:mirror-horizontal="false" draw:mirror-vertical="false" draw:type="rectangle" draw:enhanced-path="M 0 0 L 21600 0 21600 21600 0 21600 0 0 Z N"/>
        </draw:custom-shape>
        <draw:frame draw:style-name="gr13" draw:text-style-name="P5" draw:layer="layout" svg:width="2.501cm" svg:height="1.095cm" svg:x="14.196cm" svg:y="4.712cm">
          <draw:text-box>
            <text:p><text:span text:style-name="T3">Vertice</text:span></text:p>
          </draw:text-box>
        </draw:frame>
        <draw:custom-shape draw:style-name="gr3" draw:text-style-name="P2" draw:layer="layout" svg:width="9.918cm" svg:height="0.616cm" svg:x="17.634cm" svg:y="4.844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6" draw:layer="layout" svg:width="4.898cm" svg:height="1.445cm" svg:x="10.295cm" svg:y="15.366cm">
          <draw:text-box>
            <text:p><text:span text:style-name="T2">Readers</text:span></text:p>
            <text:p><text:span text:style-name="T2"><text:s text:c="6"/></text:span></text:p>
          </draw:text-box>
        </draw:frame>
        <draw:frame draw:style-name="gr15" draw:text-style-name="P7" draw:layer="layout" svg:width="2.887cm" svg:height="1.466cm" svg:x="20.998cm" svg:y="12.149cm">
          <draw:text-box>
            <text:p><text:span text:style-name="T4"><text:s/></text:span><text:span text:style-name="T4">Readers</text:span></text:p>
            <text:p><text:span text:style-name="T4">multiplexer</text:span></text:p>
          </draw:text-box>
        </draw:frame>
        <draw:custom-shape draw:style-name="gr1" draw:text-style-name="P1" draw:layer="layout" svg:width="3.018cm" svg:height="1.274cm" svg:x="8.85cm" svg:y="6.207cm">
          <text:p/>
          <draw:enhanced-geometry svg:viewBox="0 0 21600 21600" draw:mirror-horizontal="false" draw:mirror-vertical="false" draw:type="rectangle" draw:enhanced-path="M 0 0 L 21600 0 21600 21600 0 21600 0 0 Z N"/>
        </draw:custom-shape>
        <draw:custom-shape draw:style-name="gr7" draw:text-style-name="P2" draw:layer="layout" svg:width="1.511cm" svg:height="0.476cm" svg:x="12.086cm" svg:y="6.8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1.511cm" svg:height="0.478cm" svg:x="12.086cm" svg:y="8.32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2.993cm" svg:height="1.273cm" svg:x="8.942cm" svg:y="10.951cm">
          <text:p/>
          <draw:enhanced-geometry svg:viewBox="0 0 21600 21600" draw:mirror-horizontal="false" draw:mirror-vertical="false" draw:type="rectangle" draw:enhanced-path="M 0 0 L 21600 0 21600 21600 0 21600 0 0 Z N"/>
        </draw:custom-shape>
        <draw:custom-shape draw:style-name="gr7" draw:text-style-name="P2" draw:layer="layout" svg:width="1.511cm" svg:height="0.479cm" svg:x="12.085cm" svg:y="11.29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3.006cm" svg:height="1.323cm" svg:x="8.975cm" svg:y="13.91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2" draw:layer="layout" svg:width="0.48cm" svg:height="0.693cm" draw:transform="rotate (1.5707963267949) translate (12.245cm 15.451cm)">
          <text:p/>
          <draw:enhanced-geometry svg:viewBox="0 0 21600 21600" draw:mirror-horizontal="false" draw:mirror-vertical="false" draw:type="rectangle" draw:enhanced-path="M 0 0 L 21600 0 21600 21600 0 21600 0 0 Z N"/>
        </draw:custom-shape>
        <draw:custom-shape draw:style-name="gr3" draw:text-style-name="P2" draw:layer="layout" svg:width="0.317cm" svg:height="0.693cm" draw:transform="rotate (1.5707963267949) translate (12.245cm 15.769cm)">
          <text:p/>
          <draw:enhanced-geometry svg:viewBox="0 0 21600 21600" draw:mirror-horizontal="false" draw:mirror-vertical="false" draw:type="rectangle" draw:enhanced-path="M 0 0 L 21600 0 21600 21600 0 21600 0 0 Z N"/>
        </draw:custom-shape>
        <draw:custom-shape draw:style-name="gr3" draw:text-style-name="P2" draw:layer="layout" svg:width="0.421cm" svg:height="0.693cm" draw:transform="rotate (1.5707963267949) translate (12.245cm 15.107cm)">
          <text:p/>
          <draw:enhanced-geometry svg:viewBox="0 0 21600 21600" draw:mirror-horizontal="false" draw:mirror-vertical="false" draw:type="rectangle" draw:enhanced-path="M 0 0 L 21600 0 21600 21600 0 21600 0 0 Z N"/>
        </draw:custom-shape>
        <draw:custom-shape draw:style-name="gr3" draw:text-style-name="P2" draw:layer="layout" svg:width="0.388cm" svg:height="0.693cm" draw:transform="rotate (1.5707963267949) translate (12.245cm 14.684cm)">
          <text:p/>
          <draw:enhanced-geometry svg:viewBox="0 0 21600 21600" draw:mirror-horizontal="false" draw:mirror-vertical="false" draw:type="rectangle" draw:enhanced-path="M 0 0 L 21600 0 21600 21600 0 21600 0 0 Z N"/>
        </draw:custom-shape>
        <draw:custom-shape draw:style-name="gr3" draw:text-style-name="P2" draw:layer="layout" svg:width="0.406cm" svg:height="0.693cm" draw:transform="rotate (1.5707963267949) translate (12.245cm 14.287cm)">
          <text:p/>
          <draw:enhanced-geometry svg:viewBox="0 0 21600 21600" draw:mirror-horizontal="false" draw:mirror-vertical="false" draw:type="rectangle" draw:enhanced-path="M 0 0 L 21600 0 21600 21600 0 21600 0 0 Z N"/>
        </draw:custom-shape>
        <draw:custom-shape draw:style-name="gr16" draw:text-style-name="P1" draw:layer="layout" svg:width="1.173cm" svg:height="0.738cm" svg:x="11.056cm" svg:y="14.754cm">
          <text:p/>
          <draw:enhanced-geometry svg:viewBox="0 0 841 854" draw:mirror-horizontal="false" draw:mirror-vertical="false" draw:type="non-primitive" draw:enhanced-path="M 517 247 L 517 415 264 415 264 0 0 0 0 680 517 680 517 854 841 547 517 247 Z N"/>
        </draw:custom-shape>
        <draw:custom-shape draw:style-name="gr16" draw:text-style-name="P1" draw:layer="layout" svg:width="1.173cm" svg:height="1.022cm" svg:x="12.427cm" svg:y="12.76cm">
          <text:p/>
          <draw:enhanced-geometry svg:viewBox="0 0 841 854" draw:mirror-horizontal="false" draw:mirror-vertical="true" draw:type="non-primitive" draw:enhanced-path="M 517 247 L 517 415 264 415 264 0 0 0 0 680 517 680 517 854 841 547 517 247 Z N"/>
        </draw:custom-shape>
        <draw:frame draw:style-name="gr17" draw:text-style-name="P4" draw:layer="layout" svg:width="1.37cm" svg:height="1.715cm" svg:x="8.672cm" svg:y="6.482cm">
          <draw:text-box>
            <text:p><text:span text:style-name="T2">Serial</text:span></text:p>
            <text:p><text:span text:style-name="T2"><text:s/></text:span><text:span text:style-name="T2">port</text:span></text:p>
            <text:p><text:span text:style-name="T2"><text:s text:c="6"/></text:span></text:p>
          </draw:text-box>
        </draw:frame>
        <draw:custom-shape draw:style-name="gr1" draw:text-style-name="P1" draw:layer="layout" svg:width="3.018cm" svg:height="1.274cm" svg:x="8.903cm" svg:y="7.694cm">
          <text:p/>
          <draw:enhanced-geometry svg:viewBox="0 0 21600 21600" draw:mirror-horizontal="false" draw:mirror-vertical="false" draw:type="rectangle" draw:enhanced-path="M 0 0 L 21600 0 21600 21600 0 21600 0 0 Z N"/>
        </draw:custom-shape>
        <draw:frame draw:style-name="gr18" draw:text-style-name="P4" draw:layer="layout" svg:width="2.906cm" svg:height="1.37cm" svg:x="8.774cm" svg:y="7.917cm">
          <draw:text-box>
            <text:p><text:span text:style-name="T2">Serial </text:span></text:p>
            <text:p><text:span text:style-name="T2">port</text:span></text:p>
            <text:p><text:span text:style-name="T2"><text:s text:c="7"/></text:span></text:p>
          </draw:text-box>
        </draw:frame>
        <draw:frame draw:style-name="gr19" draw:text-style-name="P4" draw:layer="layout" svg:width="3.06cm" svg:height="0.824cm" svg:x="8.829cm" svg:y="11.153cm">
          <draw:text-box>
            <text:p><text:span text:style-name="T2">HTTP/GPSD</text:span></text:p>
          </draw:text-box>
        </draw:frame>
        <draw:custom-shape draw:style-name="gr7" draw:text-style-name="P2" draw:layer="layout" svg:width="1.513cm" svg:height="0.477cm" svg:x="7.192cm" svg:y="6.84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1.513cm" svg:height="0.479cm" svg:x="7.192cm" svg:y="8.30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1.513cm" svg:height="0.478cm" svg:x="7.324cm" svg:y="11.37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1.809cm" svg:height="1.733cm" svg:x="9.04cm" svg:y="17.67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0" draw:text-style-name="P4" draw:layer="layout" svg:width="2.234cm" svg:height="0.824cm" svg:x="5.144cm" svg:y="6.808cm">
          <draw:text-box>
            <text:p><text:span text:style-name="T2"><text:s/></text:span><text:span text:style-name="T2">NMEA0183</text:span></text:p>
          </draw:text-box>
        </draw:frame>
        <draw:frame draw:style-name="gr21" draw:text-style-name="P4" draw:layer="layout" svg:width="1.457cm" svg:height="0.624cm" svg:x="5.861cm" svg:y="8.228cm">
          <draw:text-box>
            <text:p><text:span text:style-name="T2"><text:s/></text:span><text:span text:style-name="T2">AIS</text:span></text:p>
          </draw:text-box>
        </draw:frame>
        <draw:frame draw:style-name="gr22" draw:text-style-name="P4" draw:layer="layout" svg:width="1.457cm" svg:height="0.824cm" svg:x="6.125cm" svg:y="11.257cm">
          <draw:text-box>
            <text:p><text:span text:style-name="T2"><text:s/></text:span><text:span text:style-name="T2">AIS</text:span></text:p>
          </draw:text-box>
        </draw:frame>
        <draw:frame draw:style-name="gr23" draw:text-style-name="P5" draw:layer="layout" svg:width="3.932cm" svg:height="0.975cm" svg:x="8.642cm" svg:y="2.255cm">
          <draw:text-box>
            <text:p><text:span text:style-name="T3">Server host</text:span></text:p>
          </draw:text-box>
        </draw:frame>
        <draw:connector draw:style-name="gr24" draw:text-style-name="P1" draw:layer="layout" draw:line-skew="0.799cm" svg:x1="22.015cm" svg:y1="13.543cm" svg:x2="12.924cm" svg:y2="15.525cm" draw:start-shape="id1" draw:start-glue-point="2" svg:d="m22015 13543v2041h-9091v-59" svg:viewBox="0 0 9092 2042">
          <text:p/>
        </draw:connector>
        <draw:custom-shape draw:style-name="gr25" draw:text-style-name="P1" draw:layer="layout" svg:width="3.773cm" svg:height="2.499cm" svg:x="1.43cm" svg:y="2.121cm">
          <text:p text:style-name="P1">Client_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3.773cm" svg:height="2.499cm" svg:x="1.43cm" svg:y="4.94cm">
          <text:p text:style-name="P1">Client_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8.256cm" svg:height="0.539cm" draw:transform="rotate (-0.174532925199433) translate (5.245cm 3.65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6" draw:text-style-name="P5" draw:layer="layout" svg:width="9.076cm" svg:height="0.975cm" svg:x="9.974cm" svg:y="3.517cm">
          <draw:text-box>
            <text:p><text:span text:style-name="T3">DataServer component</text:span></text:p>
          </draw:text-box>
        </draw:frame>
        <draw:custom-shape draw:style-name="gr1" draw:text-style-name="P1" draw:layer="layout" svg:width="8.256cm" svg:height="0.539cm" draw:transform="rotate (0.174532925199433) translate (5.153cm 6.4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7" draw:text-style-name="P4" draw:layer="layout" svg:width="2.868cm" svg:height="0.704cm" svg:x="5.188cm" svg:y="4.349cm">
          <draw:text-box>
            <text:p><text:span text:style-name="T2">http://host:8080</text:span></text:p>
          </draw:text-box>
        </draw:frame>
        <draw:frame draw:style-name="gr28" draw:text-style-name="P4" draw:layer="layout" svg:width="2.217cm" svg:height="0.718cm" svg:x="5.217cm" svg:y="4.957cm">
          <draw:text-box>
            <text:p><text:span text:style-name="T2">WebSocket</text:span></text:p>
          </draw:text-box>
        </draw:frame>
        <draw:frame draw:style-name="gr29" draw:text-style-name="P4" draw:layer="layout" svg:width="1.389cm" svg:height="0.763cm" svg:x="9.009cm" svg:y="14.094cm">
          <draw:text-box>
            <text:p><text:span text:style-name="T2">File</text:span></text:p>
          </draw:text-box>
        </draw:frame>
        <draw:frame draw:style-name="gr30" draw:text-style-name="P4" draw:layer="layout" svg:width="3.266cm" svg:height="1.256cm" svg:x="5.002cm" svg:y="5.662cm">
          <draw:text-box>
            <text:p><text:span text:style-name="T2">Request/response</text:span></text:p>
          </draw:text-box>
        </draw:frame>
        <draw:frame draw:style-name="gr28" draw:text-style-name="P4" draw:layer="layout" svg:width="1.35cm" svg:height="0.718cm" svg:x="2.732cm" svg:y="3.872cm">
          <draw:text-box>
            <text:p><text:span text:style-name="T2">Java</text:span></text:p>
          </draw:text-box>
        </draw:frame>
        <draw:frame draw:style-name="gr28" draw:text-style-name="P4" draw:layer="layout" svg:width="2.077cm" svg:height="0.718cm" svg:x="2.175cm" svg:y="6.597cm">
          <draw:text-box>
            <text:p><text:span text:style-name="T2">Javascript</text:span></text:p>
          </draw:text-box>
        </draw:frame>
        <draw:custom-shape draw:style-name="gr7" draw:text-style-name="P2" draw:layer="layout" svg:width="1.511cm" svg:height="0.478cm" svg:x="12.086cm" svg:y="9.75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3.018cm" svg:height="1.274cm" svg:x="8.85cm" svg:y="9.203cm">
          <text:p/>
          <draw:enhanced-geometry svg:viewBox="0 0 21600 21600" draw:mirror-horizontal="false" draw:mirror-vertical="false" draw:type="rectangle" draw:enhanced-path="M 0 0 L 21600 0 21600 21600 0 21600 0 0 Z N"/>
        </draw:custom-shape>
        <draw:frame draw:style-name="gr18" draw:text-style-name="P4" draw:layer="layout" svg:width="2.906cm" svg:height="1.37cm" svg:x="8.8cm" svg:y="9.372cm">
          <draw:text-box>
            <text:p><text:span text:style-name="T2">Serial </text:span></text:p>
            <text:p><text:span text:style-name="T2">port</text:span></text:p>
            <text:p><text:span text:style-name="T2"><text:s text:c="7"/></text:span></text:p>
          </draw:text-box>
        </draw:frame>
        <draw:custom-shape draw:style-name="gr7" draw:text-style-name="P2" draw:layer="layout" svg:width="1.513cm" svg:height="0.479cm" svg:x="7.192cm" svg:y="9.73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4" draw:layer="layout" svg:width="1.457cm" svg:height="0.824cm" svg:x="5.993cm" svg:y="9.641cm">
          <draw:text-box>
            <text:p><text:span text:style-name="T2"><text:s/></text:span><text:span text:style-name="T2">N2K</text:span></text:p>
          </draw:text-box>
        </draw:frame>
        <draw:custom-shape draw:style-name="gr12" draw:text-style-name="P2" draw:layer="layout" svg:width="0.656cm" svg:height="0.694cm" svg:x="14.428cm" svg:y="11.2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4cm" svg:x="13.764cm" svg:y="11.2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4cm" svg:x="15.084cm" svg:y="11.2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4cm" svg:x="15.739cm" svg:y="11.2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4cm" svg:x="16.392cm" svg:y="11.213cm">
          <text:p/>
          <draw:enhanced-geometry svg:viewBox="0 0 21600 21600" draw:mirror-horizontal="false" draw:mirror-vertical="false" draw:type="rectangle" draw:enhanced-path="M 0 0 L 21600 0 21600 21600 0 21600 0 0 Z N"/>
        </draw:custom-shape>
        <draw:g>
          <draw:custom-shape draw:style-name="gr7" draw:text-style-name="P2" draw:layer="layout" svg:width="1.651cm" svg:height="1.655cm" svg:x="18.157cm" svg:y="9.17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2" draw:layer="layout" svg:x1="19cm" svg:y1="9.17cm" svg:x2="19.002cm" svg:y2="9.58cm">
            <text:p/>
          </draw:line>
          <draw:line draw:style-name="gr8" draw:text-style-name="P2" draw:layer="layout" svg:x1="19.266cm" svg:y1="10.301cm" svg:x2="19.56cm" svg:y2="10.596cm">
            <text:p/>
          </draw:line>
          <draw:line draw:style-name="gr8" draw:text-style-name="P2" draw:layer="layout" svg:x1="19.782cm" svg:y1="9.792cm" svg:x2="19.376cm" svg:y2="9.872cm">
            <text:p/>
          </draw:line>
          <draw:line draw:style-name="gr8" draw:text-style-name="P2" draw:layer="layout" svg:x1="18.212cm" svg:y1="9.7cm" svg:x2="18.588cm" svg:y2="9.851cm">
            <text:p/>
          </draw:line>
          <draw:line draw:style-name="gr8" draw:text-style-name="P2" draw:layer="layout" svg:x1="18.768cm" svg:y1="10.354cm" svg:x2="18.467cm" svg:y2="10.655cm">
            <text:p/>
          </draw:line>
        </draw:g>
        <draw:custom-shape draw:style-name="gr9" draw:text-style-name="P2" draw:layer="layout" svg:width="0.978cm" svg:height="0.479cm" svg:x="19.95cm" svg:y="9.75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7" draw:text-style-name="P2" draw:layer="layout" svg:width="1.651cm" svg:height="1.654cm" svg:x="18.157cm" svg:y="10.68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2" draw:layer="layout" svg:x1="19cm" svg:y1="10.678cm" svg:x2="19.002cm" svg:y2="11.088cm">
            <text:p/>
          </draw:line>
          <draw:line draw:style-name="gr8" draw:text-style-name="P2" draw:layer="layout" svg:x1="19.266cm" svg:y1="11.809cm" svg:x2="19.56cm" svg:y2="12.104cm">
            <text:p/>
          </draw:line>
          <draw:line draw:style-name="gr8" draw:text-style-name="P2" draw:layer="layout" svg:x1="19.782cm" svg:y1="11.301cm" svg:x2="19.376cm" svg:y2="11.381cm">
            <text:p/>
          </draw:line>
          <draw:line draw:style-name="gr8" draw:text-style-name="P2" draw:layer="layout" svg:x1="18.212cm" svg:y1="11.208cm" svg:x2="18.588cm" svg:y2="11.359cm">
            <text:p/>
          </draw:line>
          <draw:line draw:style-name="gr8" draw:text-style-name="P2" draw:layer="layout" svg:x1="18.768cm" svg:y1="11.863cm" svg:x2="18.467cm" svg:y2="12.164cm">
            <text:p/>
          </draw:line>
        </draw:g>
        <draw:custom-shape draw:style-name="gr9" draw:text-style-name="P2" draw:layer="layout" svg:width="0.952cm" svg:height="0.477cm" svg:x="19.963cm" svg:y="11.26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0.879cm" svg:height="0.477cm" svg:x="17.204cm" svg:y="6.86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0.874cm" svg:height="0.477cm" svg:x="17.206cm" svg:y="8.2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0.874cm" svg:height="0.477cm" svg:x="17.206cm" svg:y="12.85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0.88cm" svg:height="0.479cm" svg:x="17.203cm" svg:y="9.75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0.874cm" svg:height="0.477cm" svg:x="17.206cm" svg:y="11.26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1.651cm" svg:height="1.654cm" svg:x="18.157cm" svg:y="12.267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2" draw:layer="layout" svg:x1="19cm" svg:y1="12.265cm" svg:x2="19.002cm" svg:y2="12.675cm">
          <text:p/>
        </draw:line>
        <draw:line draw:style-name="gr8" draw:text-style-name="P2" draw:layer="layout" svg:x1="19.266cm" svg:y1="13.396cm" svg:x2="19.56cm" svg:y2="13.691cm">
          <text:p/>
        </draw:line>
        <draw:line draw:style-name="gr8" draw:text-style-name="P2" draw:layer="layout" svg:x1="19.782cm" svg:y1="12.888cm" svg:x2="19.376cm" svg:y2="12.968cm">
          <text:p/>
        </draw:line>
        <draw:line draw:style-name="gr8" draw:text-style-name="P2" draw:layer="layout" svg:x1="18.212cm" svg:y1="12.795cm" svg:x2="18.588cm" svg:y2="12.946cm">
          <text:p/>
        </draw:line>
        <draw:line draw:style-name="gr8" draw:text-style-name="P2" draw:layer="layout" svg:x1="18.768cm" svg:y1="13.45cm" svg:x2="18.467cm" svg:y2="13.751cm">
          <text:p/>
        </draw:line>
        <draw:frame draw:style-name="gr10" draw:text-style-name="P3" draw:layer="layout" svg:width="1.972cm" svg:height="1.743cm" svg:x="23.597cm" svg:y="8.876cm">
          <draw:text-box>
            <text:p><text:span text:style-name="T1"><text:s text:c="5"/></text:span><text:span text:style-name="T1">N2K</text:span></text:p>
            <text:p><text:span text:style-name="T1"><text:s text:c="3"/></text:span><text:span text:style-name="T1">Parser</text:span></text:p>
            <text:p><text:span text:style-name="T1"/></text:p>
            <text:p><text:span text:style-name="T1"/></text:p>
          </draw:text-box>
        </draw:frame>
        <draw:frame draw:style-name="gr31" draw:text-style-name="P3" draw:layer="layout" svg:width="1.972cm" svg:height="1.743cm" svg:x="23.65cm" svg:y="11.403cm">
          <draw:text-box>
            <text:p><text:span text:style-name="T1"><text:s text:c="5"/></text:span><text:span text:style-name="T1">AIS</text:span></text:p>
            <text:p><text:span text:style-name="T1"><text:s text:c="3"/></text:span><text:span text:style-name="T1">Parser</text:span></text:p>
            <text:p><text:span text:style-name="T1"/></text:p>
            <text:p><text:span text:style-name="T1"/></text:p>
          </draw:text-box>
        </draw:frame>
        <draw:frame draw:style-name="gr10" draw:text-style-name="P3" draw:layer="layout" svg:width="2.221cm" svg:height="1.743cm" svg:x="23.491cm" svg:y="6.626cm">
          <draw:text-box>
            <text:p><text:span text:style-name="T1">NMEA 0183</text:span></text:p>
            <text:p><text:span text:style-name="T1"><text:s text:c="5"/></text:span><text:span text:style-name="T1">Parser</text:span></text:p>
            <text:p><text:span text:style-name="T1"/></text:p>
            <text:p><text:span text:style-name="T1"/></text:p>
          </draw:text-box>
        </draw:frame>
        <draw:frame draw:style-name="gr14" draw:text-style-name="P6" draw:layer="layout" svg:width="4.898cm" svg:height="1.445cm" svg:x="18.227cm" svg:y="14.642cm">
          <draw:text-box>
            <text:p><text:span text:style-name="T2">CircularQueues</text:span></text:p>
            <text:p><text:span text:style-name="T2"><text:s text:c="6"/></text:span></text:p>
          </draw:text-box>
        </draw:frame>
        <draw:custom-shape draw:style-name="gr7" draw:text-style-name="P2" draw:layer="layout" svg:width="2.396cm" svg:height="0.478cm" draw:transform="rotate (1.5707963267949) translate (9.668cm 17.59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 draw:text-style-name="P6" draw:layer="layout" svg:width="2.022cm" svg:height="1.445cm" svg:x="15.176cm" svg:y="14.721cm">
          <draw:text-box>
            <text:p><text:span text:style-name="T2">Event bus</text:span></text:p>
            <text:p><text:span text:style-name="T2"><text:s text:c="6"/></text:span></text:p>
          </draw:text-box>
        </draw:frame>
        <draw:custom-shape draw:style-name="gr3" draw:text-style-name="P2" draw:layer="layout" svg:width="0.421cm" svg:height="0.693cm" draw:transform="rotate (1.5707963267949) translate (12.246cm 16.959cm)">
          <text:p/>
          <draw:enhanced-geometry svg:viewBox="0 0 21600 21600" draw:mirror-horizontal="false" draw:mirror-vertical="false" draw:type="rectangle" draw:enhanced-path="M 0 0 L 21600 0 21600 21600 0 21600 0 0 Z N"/>
        </draw:custom-shape>
        <draw:custom-shape draw:style-name="gr3" draw:text-style-name="P2" draw:layer="layout" svg:width="0.388cm" svg:height="0.693cm" draw:transform="rotate (1.5707963267949) translate (12.246cm 16.536cm)">
          <text:p/>
          <draw:enhanced-geometry svg:viewBox="0 0 21600 21600" draw:mirror-horizontal="false" draw:mirror-vertical="false" draw:type="rectangle" draw:enhanced-path="M 0 0 L 21600 0 21600 21600 0 21600 0 0 Z N"/>
        </draw:custom-shape>
        <draw:custom-shape draw:style-name="gr3" draw:text-style-name="P2" draw:layer="layout" svg:width="0.406cm" svg:height="0.693cm" draw:transform="rotate (1.5707963267949) translate (12.246cm 16.139cm)">
          <text:p/>
          <draw:enhanced-geometry svg:viewBox="0 0 21600 21600" draw:mirror-horizontal="false" draw:mirror-vertical="false" draw:type="rectangle" draw:enhanced-path="M 0 0 L 21600 0 21600 21600 0 21600 0 0 Z N"/>
        </draw:custom-shape>
        <draw:custom-shape draw:style-name="gr4" draw:text-style-name="P1" draw:layer="layout" svg:width="1.967cm" svg:height="1.373cm" svg:x="5.752cm" svg:y="12.3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993cm" svg:height="1.273cm" svg:x="8.964cm" svg:y="12.413cm">
          <text:p/>
          <draw:enhanced-geometry svg:viewBox="0 0 21600 21600" draw:mirror-horizontal="false" draw:mirror-vertical="false" draw:type="rectangle" draw:enhanced-path="M 0 0 L 21600 0 21600 21600 0 21600 0 0 Z N"/>
        </draw:custom-shape>
        <draw:frame draw:style-name="gr19" draw:text-style-name="P4" draw:layer="layout" svg:width="3.06cm" svg:height="0.824cm" svg:x="8.851cm" svg:y="12.615cm">
          <draw:text-box>
            <text:p><text:span text:style-name="T2">HTTP</text:span></text:p>
          </draw:text-box>
        </draw:frame>
        <draw:frame draw:style-name="gr22" draw:text-style-name="P4" draw:layer="layout" svg:width="1.457cm" svg:height="0.824cm" svg:x="6.147cm" svg:y="12.719cm">
          <draw:text-box>
            <text:p><text:span text:style-name="T2"><text:s/></text:span></text:p>
          </draw:text-box>
        </draw:frame>
        <draw:frame draw:style-name="gr22" draw:text-style-name="P4" draw:layer="layout" svg:width="1.476cm" svg:height="0.824cm" svg:x="5.956cm" svg:y="12.717cm">
          <draw:text-box>
            <text:p><text:span text:style-name="T2"><text:s/></text:span><text:span text:style-name="T2">Client</text:span></text:p>
          </draw:text-box>
        </draw:frame>
        <draw:custom-shape draw:style-name="gr3" draw:text-style-name="P2" draw:layer="layout" svg:width="0.486cm" svg:height="1.503cm" draw:transform="rotate (1.5707963267949) translate (7.366cm 13.229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3cm" svg:stroke-color="#3465af" draw:marker-start-width="0.65cm" draw:marker-start-center="false" draw:marker-end-width="0.65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3T14:35:04.87</meta:creation-date>
    <dc:date>2014-01-21T15:18:48.44</dc:date>
    <meta:editing-duration>PT41M26S</meta:editing-duration>
    <meta:editing-cycles>12</meta:editing-cycles>
    <meta:generator>LibreOffice/4.0.0.3$Windows_x86 LibreOffice_project/7545bee9c2a0782548772a21bc84a9dcc583b89</meta:generator>
    <meta:print-date>2014-01-03T21:47:58.47</meta:print-date>
    <meta:document-statistic meta:object-count="154"/>
  </office:meta>
</office:document-meta>
</file>